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E00000258F7021A023D76AB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fi" svg:font-family="'Liberation Serf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 fo:min-height="0.335cm" fo:min-width="0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5" style:family="graphic" style:parent-style-name="standard">
      <style:graphic-properties draw:fill="solid" draw:fill-color="#00b8ff" draw:textarea-horizontal-align="center" draw:textarea-vertical-align="middle"/>
    </style:style>
    <style:style style:name="gr6" style:family="graphic" style:parent-style-name="standard">
      <style:graphic-properties draw:fill="solid" draw:fill-color="#ffff66" draw:textarea-horizontal-align="center" draw:textarea-vertical-align="middle"/>
    </style:style>
    <style:style style:name="gr7" style:family="graphic" style:parent-style-name="standard">
      <style:graphic-properties draw:fill="solid" draw:fill-color="#23ff23" draw:textarea-horizontal-align="center" draw:textarea-vertical-align="middle"/>
    </style:style>
    <style:style style:name="gr8" style:family="graphic" style:parent-style-name="standard">
      <style:graphic-properties draw:fill="solid" draw:fill-color="#ff6633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042cm" fo:min-width="0.25cm"/>
    </style:style>
    <style:style style:name="gr10" style:family="graphic" style:parent-style-name="standard">
      <style:graphic-properties draw:fill="solid" draw:fill-color="#0047ff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color="#ff6600" draw:fill="solid" draw:fill-color="#ffcc00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073cm"/>
    </style:style>
    <style:style style:name="gr19" style:family="graphic" style:parent-style-name="standard">
      <style:graphic-properties draw:stroke="dash" draw:stroke-dash="Line_20_with_20_Fine_20_Dots" svg:stroke-color="#000000" draw:fill="none" draw:textarea-horizontal-align="justify" draw:textarea-vertical-align="middle" draw:auto-grow-height="false" fo:min-height="5.45cm" fo:min-width="26.5cm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center"/>
      <style:text-properties style:font-name="Liberation Serif"/>
    </style:style>
    <style:style style:name="P3" style:family="paragraph">
      <loext:graphic-properties draw:fill="solid" draw:fill-color="#0099ff"/>
      <style:paragraph-properties fo:text-align="center"/>
      <style:text-properties style:font-name="Liberation Serif"/>
    </style:style>
    <style:style style:name="P4" style:family="paragraph">
      <loext:graphic-properties draw:fill="solid" draw:fill-color="#00b8ff"/>
      <style:paragraph-properties fo:text-align="center"/>
      <style:text-properties fo:color="#000000" style:font-name="Liberation Serif"/>
    </style:style>
    <style:style style:name="P5" style:family="paragraph">
      <loext:graphic-properties draw:fill="solid" draw:fill-color="#ffff66"/>
      <style:paragraph-properties fo:text-align="center"/>
      <style:text-properties fo:color="#000000" style:font-name="Liberation Serif"/>
    </style:style>
    <style:style style:name="P6" style:family="paragraph">
      <loext:graphic-properties draw:fill="solid" draw:fill-color="#23ff23"/>
      <style:paragraph-properties fo:text-align="center"/>
      <style:text-properties fo:color="#000000" style:font-name="Liberation Serif"/>
    </style:style>
    <style:style style:name="P7" style:family="paragraph">
      <loext:graphic-properties draw:fill="solid" draw:fill-color="#ff6633"/>
      <style:paragraph-properties fo:text-align="center"/>
      <style:text-properties fo:color="#000000" style:font-name="Liberation Serif"/>
    </style:style>
    <style:style style:name="P8" style:family="paragraph">
      <loext:graphic-properties draw:fill="solid" draw:fill-color="#0047ff"/>
      <style:paragraph-properties fo:text-align="center"/>
      <style:text-properties fo:color="#ffffff" style:font-name="Liberation Serif"/>
    </style:style>
    <style:style style:name="P9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10" style:family="paragraph">
      <loext:graphic-properties draw:fill="solid" draw:fill-color="#0047ff"/>
      <style:paragraph-properties fo:text-align="center"/>
      <style:text-properties fo:color="#ffffff" style:font-name="Liberation Serif" fo:font-size="18pt" style:font-size-asian="18pt" style:font-size-complex="18pt"/>
    </style:style>
    <style:style style:name="P11" style:family="paragraph"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/>
    </style:style>
    <style:style style:name="P13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4" style:family="paragraph">
      <loext:graphic-properties draw:fill="solid" draw:fill-color="#ffcc00"/>
      <style:paragraph-properties fo:text-align="center"/>
      <style:text-properties style:font-name="Liberation Serif"/>
    </style:style>
    <style:style style:name="P15" style:family="paragraph">
      <loext:graphic-properties draw:fill="solid" draw:fill-color="#ffffff"/>
      <style:text-properties style:font-name="Liberation Serif"/>
    </style:style>
    <style:style style:name="T1" style:family="text">
      <style:text-properties fo:color="#000000"/>
    </style:style>
    <style:style style:name="T2" style:family="text">
      <style:text-properties fo:color="#ffffff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03cm" svg:height="4cm" svg:x="13.428cm" svg:y="1.061cm">
          <draw:image xlink:href="Pictures/100002010000038E00000258F7021A023D76ABF7.png" xlink:type="simple" xlink:show="embed" xlink:actuate="onLoad">
            <text:p/>
          </draw:image>
        </draw:frame>
        <draw:g>
          <draw:rect draw:style-name="gr2" draw:text-style-name="P2" draw:layer="layout" svg:width="2.529cm" svg:height="1.445cm" svg:x="20.799cm" svg:y="1.415cm">
            <text:p/>
          </draw:rect>
          <draw:custom-shape draw:style-name="gr3" draw:text-style-name="P3" draw:layer="layout" svg:width="1.807cm" svg:height="1.807cm" draw:transform="rotate (-2.35619449019235) translate (23.328cm 2.884cm)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3" draw:text-style-name="P3" draw:layer="layout" svg:width="1.806cm" svg:height="1.807cm" draw:transform="rotate (0.785398163397448) translate (20.773cm 1.438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custom-shape draw:style-name="gr4" draw:text-style-name="P2" draw:layer="layout" svg:width="2cm" svg:height="1.5cm" svg:x="18.428cm" svg:y="1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4" draw:layer="layout" svg:width="6.3cm" svg:height="1.5cm" svg:x="17.028cm" svg:y="6.061cm">
          <text:p text:style-name="P2"><text:span text:style-name="T1">Δεδομένα</text:span></text:p>
          <text:p text:style-name="P2"><text:span text:style-name="T1">Επίπεδο Εφαρμογής</text:span></text:p>
        </draw:rect>
        <draw:rect draw:style-name="gr6" draw:text-style-name="P5" draw:layer="layout" svg:width="6.3cm" svg:height="1.5cm" svg:x="17.028cm" svg:y="9.061cm">
          <text:p text:style-name="P2"><text:span text:style-name="T1">Δεδομένα</text:span></text:p>
          <text:p text:style-name="P2"><text:span text:style-name="T1">Επίπεδο Μεταφοράς</text:span></text:p>
        </draw:rect>
        <draw:rect draw:style-name="gr7" draw:text-style-name="P6" draw:layer="layout" svg:width="6.3cm" svg:height="1.5cm" svg:x="17.028cm" svg:y="12.061cm">
          <text:p text:style-name="P2"><text:span text:style-name="T1">Δεδομένα</text:span></text:p>
          <text:p text:style-name="P2"><text:span text:style-name="T1">Επίπεδο Δικτύου</text:span></text:p>
        </draw:rect>
        <draw:rect draw:style-name="gr8" draw:text-style-name="P7" draw:layer="layout" svg:width="6.3cm" svg:height="1.5cm" svg:x="17.028cm" svg:y="15.061cm">
          <text:p text:style-name="P2"><text:span text:style-name="T1">Δεδομένα</text:span></text:p>
          <text:p text:style-name="P2"><text:span text:style-name="T1">Επιπ. Ζεύξης Δεδομ.</text:span></text:p>
        </draw:rect>
        <draw:custom-shape draw:style-name="gr9" draw:text-style-name="P2" draw:layer="layout" svg:width="1.5cm" svg:height="2.619cm" draw:transform="rotate (0.000174532925199433) translate (21.959cm 3.17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0" draw:text-style-name="P8" draw:layer="layout" svg:width="4.7cm" svg:height="1.5cm" svg:x="12.128cm" svg:y="9.061cm">
          <text:p text:style-name="P2"><text:span text:style-name="T2">Επικεφαλίδα</text:span></text:p>
          <text:p text:style-name="P2"><text:span text:style-name="T2">TCP/UDP</text:span></text:p>
        </draw:rect>
        <draw:custom-shape draw:style-name="gr11" draw:text-style-name="P2" draw:layer="layout" svg:width="1cm" svg:height="1.5cm" svg:x="17.728cm" svg:y="7.5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.5cm" svg:x="17.628cm" svg:y="10.5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.5cm" svg:x="17.628cm" svg:y="13.5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.5cm" draw:transform="rotate (-3.14159265358979) translate (22.528cm 9.0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.5cm" draw:transform="rotate (-3.14159265358979) translate (22.528cm 11.9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1.5cm" draw:transform="rotate (-3.14159265358979) translate (22.628cm 15.0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0" draw:text-style-name="P8" draw:layer="layout" svg:width="4.7cm" svg:height="1.5cm" svg:x="12.128cm" svg:y="12.061cm">
          <text:p text:style-name="P2"><text:span text:style-name="T2">Επικεφαλίδα</text:span></text:p>
          <text:p text:style-name="P2"><text:span text:style-name="T2">TCP/UDP</text:span></text:p>
        </draw:rect>
        <draw:rect draw:style-name="gr10" draw:text-style-name="P10" draw:layer="layout" svg:width="4.7cm" svg:height="1.5cm" svg:x="7.258cm" svg:y="12.061cm">
          <text:p text:style-name="P9"><text:span text:style-name="T3">Επικεφαλίδα</text:span></text:p>
          <text:p text:style-name="P9"><text:span text:style-name="T3">IP</text:span></text:p>
        </draw:rect>
        <draw:rect draw:style-name="gr10" draw:text-style-name="P8" draw:layer="layout" svg:width="4.7cm" svg:height="1.5cm" svg:x="12.128cm" svg:y="15.061cm">
          <text:p text:style-name="P2"><text:span text:style-name="T2">Επικεφαλίδα</text:span></text:p>
          <text:p text:style-name="P2"><text:span text:style-name="T2">TCP/UDP</text:span></text:p>
        </draw:rect>
        <draw:rect draw:style-name="gr10" draw:text-style-name="P8" draw:layer="layout" svg:width="4.7cm" svg:height="1.5cm" svg:x="7.258cm" svg:y="15.061cm">
          <text:p text:style-name="P2"><text:span text:style-name="T2">Επικεφαλίδα</text:span></text:p>
          <text:p text:style-name="P2"><text:span text:style-name="T2">IP</text:span></text:p>
        </draw:rect>
        <draw:rect draw:style-name="gr10" draw:text-style-name="P8" draw:layer="layout" svg:width="4.7cm" svg:height="1.5cm" svg:x="2.385cm" svg:y="15.061cm">
          <text:p text:style-name="P2"><text:span text:style-name="T2">Επικεφαλίδα</text:span></text:p>
          <text:p text:style-name="P2"><text:span text:style-name="T2">Πλαισίου</text:span></text:p>
        </draw:rect>
        <draw:rect draw:style-name="gr10" draw:text-style-name="P8" draw:layer="layout" svg:width="4.7cm" svg:height="1.5cm" svg:x="23.428cm" svg:y="15.061cm">
          <text:p text:style-name="P2"><text:span text:style-name="T2">Frame Check</text:span></text:p>
          <text:p text:style-name="P2"><text:span text:style-name="T2">Sequence</text:span></text:p>
        </draw:rect>
        <draw:frame draw:style-name="gr12" draw:text-style-name="P12" draw:layer="layout" svg:width="3.249cm" svg:height="0.962cm" svg:x="24.041cm" svg:y="6.4cm">
          <draw:text-box>
            <text:p text:style-name="P11">Δεδομένα</text:p>
          </draw:text-box>
        </draw:frame>
        <draw:frame draw:style-name="gr13" draw:text-style-name="P12" draw:layer="layout" svg:width="4.845cm" svg:height="0.962cm" svg:x="23.7cm" svg:y="9.338cm">
          <draw:text-box>
            <text:p text:style-name="P11">Τμήμα / Πακέτο</text:p>
          </draw:text-box>
        </draw:frame>
        <draw:frame draw:style-name="gr14" draw:text-style-name="P12" draw:layer="layout" svg:width="3.969cm" svg:height="1.673cm" svg:x="23.821cm" svg:y="11.927cm">
          <draw:text-box>
            <text:p text:style-name="P11">Αυτοδύναμο</text:p>
            <text:p text:style-name="P11">Πακέτο</text:p>
          </draw:text-box>
        </draw:frame>
        <draw:frame draw:style-name="gr15" draw:text-style-name="P13" draw:layer="layout" svg:width="1.84cm" svg:height="0.962cm" svg:x="24.59cm" svg:y="4.7cm">
          <draw:text-box>
            <text:p text:style-name="P11"><text:span text:style-name="T4">PDU</text:span></text:p>
          </draw:text-box>
        </draw:frame>
        <draw:line draw:style-name="gr16" draw:text-style-name="P1" draw:layer="layout" svg:x1="2.3cm" svg:y1="18.6cm" svg:x2="28cm" svg:y2="18.6cm">
          <text:p/>
        </draw:line>
        <draw:line draw:style-name="gr16" draw:text-style-name="P1" draw:layer="layout" svg:x1="2.3cm" svg:y1="17.4cm" svg:x2="2.3cm" svg:y2="19.6cm">
          <text:p/>
        </draw:line>
        <draw:line draw:style-name="gr16" draw:text-style-name="P1" draw:layer="layout" svg:x1="3.728cm" svg:y1="17.35cm" svg:x2="3.728cm" svg:y2="19.55cm">
          <text:p/>
        </draw:line>
        <draw:line draw:style-name="gr16" draw:text-style-name="P1" draw:layer="layout" svg:x1="5.156cm" svg:y1="17.35cm" svg:x2="5.156cm" svg:y2="19.55cm">
          <text:p/>
        </draw:line>
        <draw:line draw:style-name="gr16" draw:text-style-name="P1" draw:layer="layout" svg:x1="6.584cm" svg:y1="17.35cm" svg:x2="6.584cm" svg:y2="19.55cm">
          <text:p/>
        </draw:line>
        <draw:line draw:style-name="gr16" draw:text-style-name="P1" draw:layer="layout" svg:x1="8.012cm" svg:y1="17.35cm" svg:x2="8.012cm" svg:y2="19.55cm">
          <text:p/>
        </draw:line>
        <draw:line draw:style-name="gr16" draw:text-style-name="P1" draw:layer="layout" svg:x1="9.439cm" svg:y1="17.35cm" svg:x2="9.439cm" svg:y2="19.55cm">
          <text:p/>
        </draw:line>
        <draw:line draw:style-name="gr16" draw:text-style-name="P1" draw:layer="layout" svg:x1="10.867cm" svg:y1="17.35cm" svg:x2="10.867cm" svg:y2="19.55cm">
          <text:p/>
        </draw:line>
        <draw:line draw:style-name="gr16" draw:text-style-name="P1" draw:layer="layout" svg:x1="12.295cm" svg:y1="17.35cm" svg:x2="12.295cm" svg:y2="19.55cm">
          <text:p/>
        </draw:line>
        <draw:line draw:style-name="gr16" draw:text-style-name="P1" draw:layer="layout" svg:x1="13.723cm" svg:y1="17.35cm" svg:x2="13.723cm" svg:y2="19.55cm">
          <text:p/>
        </draw:line>
        <draw:line draw:style-name="gr16" draw:text-style-name="P1" draw:layer="layout" svg:x1="15.151cm" svg:y1="17.35cm" svg:x2="15.151cm" svg:y2="19.55cm">
          <text:p/>
        </draw:line>
        <draw:line draw:style-name="gr16" draw:text-style-name="P1" draw:layer="layout" svg:x1="16.579cm" svg:y1="17.35cm" svg:x2="16.579cm" svg:y2="19.55cm">
          <text:p/>
        </draw:line>
        <draw:line draw:style-name="gr16" draw:text-style-name="P1" draw:layer="layout" svg:x1="18.007cm" svg:y1="17.35cm" svg:x2="18.007cm" svg:y2="19.55cm">
          <text:p/>
        </draw:line>
        <draw:line draw:style-name="gr16" draw:text-style-name="P1" draw:layer="layout" svg:x1="19.435cm" svg:y1="17.35cm" svg:x2="19.435cm" svg:y2="19.55cm">
          <text:p/>
        </draw:line>
        <draw:line draw:style-name="gr16" draw:text-style-name="P1" draw:layer="layout" svg:x1="20.863cm" svg:y1="17.35cm" svg:x2="20.863cm" svg:y2="19.55cm">
          <text:p/>
        </draw:line>
        <draw:line draw:style-name="gr16" draw:text-style-name="P1" draw:layer="layout" svg:x1="22.29cm" svg:y1="17.35cm" svg:x2="22.29cm" svg:y2="19.55cm">
          <text:p/>
        </draw:line>
        <draw:line draw:style-name="gr16" draw:text-style-name="P1" draw:layer="layout" svg:x1="23.718cm" svg:y1="17.35cm" svg:x2="23.718cm" svg:y2="19.55cm">
          <text:p/>
        </draw:line>
        <draw:line draw:style-name="gr16" draw:text-style-name="P1" draw:layer="layout" svg:x1="25.146cm" svg:y1="17.35cm" svg:x2="25.146cm" svg:y2="19.55cm">
          <text:p/>
        </draw:line>
        <draw:line draw:style-name="gr16" draw:text-style-name="P1" draw:layer="layout" svg:x1="26.574cm" svg:y1="17.35cm" svg:x2="26.574cm" svg:y2="19.55cm">
          <text:p/>
        </draw:line>
        <draw:line draw:style-name="gr16" draw:text-style-name="P1" draw:layer="layout" svg:x1="28cm" svg:y1="17.4cm" svg:x2="28cm" svg:y2="19.6cm">
          <text:p/>
        </draw:line>
        <draw:line draw:style-name="gr17" draw:text-style-name="P14" draw:layer="measurelines" svg:x1="3.6cm" svg:y1="17.3cm" svg:x2="8.1cm" svg:y2="17.3cm">
          <text:p/>
        </draw:line>
        <draw:line draw:style-name="gr17" draw:text-style-name="P14" draw:layer="controls" svg:x1="8cm" svg:y1="18.6cm" svg:x2="11cm" svg:y2="18.6cm">
          <text:p/>
        </draw:line>
        <draw:line draw:style-name="gr17" draw:text-style-name="P14" draw:layer="controls" svg:x1="10.7cm" svg:y1="17.4cm" svg:x2="13.7cm" svg:y2="17.4cm">
          <text:p/>
        </draw:line>
        <draw:line draw:style-name="gr17" draw:text-style-name="P14" draw:layer="controls" svg:x1="13.7cm" svg:y1="18.6cm" svg:x2="15.2cm" svg:y2="18.6cm">
          <text:p/>
        </draw:line>
        <draw:line draw:style-name="gr17" draw:text-style-name="P14" draw:layer="controls" svg:x1="15.2cm" svg:y1="17.4cm" svg:x2="16.7cm" svg:y2="17.4cm">
          <text:p/>
        </draw:line>
        <draw:line draw:style-name="gr17" draw:text-style-name="P14" draw:layer="controls" svg:x1="16.6cm" svg:y1="19.5cm" svg:x2="18.1cm" svg:y2="19.5cm">
          <text:p/>
        </draw:line>
        <draw:line draw:style-name="gr17" draw:text-style-name="P14" draw:layer="controls" svg:x1="18cm" svg:y1="17.4cm" svg:x2="19.5cm" svg:y2="17.4cm">
          <text:p/>
        </draw:line>
        <draw:line draw:style-name="gr17" draw:text-style-name="P14" draw:layer="controls" svg:x1="19.4cm" svg:y1="19.5cm" svg:x2="22.4cm" svg:y2="19.5cm">
          <text:p/>
        </draw:line>
        <draw:line draw:style-name="gr17" draw:text-style-name="P14" draw:layer="controls" svg:x1="22.2cm" svg:y1="17.4cm" svg:x2="25.2cm" svg:y2="17.4cm">
          <text:p/>
        </draw:line>
        <draw:line draw:style-name="gr17" draw:text-style-name="P14" draw:layer="controls" svg:x1="25.1cm" svg:y1="18.6cm" svg:x2="28.1cm" svg:y2="18.6cm">
          <text:p/>
        </draw:line>
        <draw:frame draw:style-name="gr18" draw:text-style-name="P15" draw:layer="controls" svg:width="10.573cm" svg:height="0.962cm" svg:x="3.651cm" svg:y="18.638cm">
          <draw:text-box>
            <text:p text:style-name="P11">Φυσικό Επίπεδο (Ψηφία / Σύμβολα)</text:p>
          </draw:text-box>
        </draw:frame>
        <draw:custom-shape draw:style-name="gr19" draw:text-style-name="P1" draw:layer="layout" svg:width="27cm" svg:height="5.7cm" svg:x="1.7cm" svg:y="14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fi" svg:font-family="'Liberation Serf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2:00:47.648000000</meta:creation-date>
    <dc:date>2016-10-09T12:37:14.458000000</dc:date>
    <meta:editing-duration>PT12M29S</meta:editing-duration>
    <meta:editing-cycles>3</meta:editing-cycles>
    <meta:generator>LibreOffice/5.1.1.3$Windows_X86_64 LibreOffice_project/89f508ef3ecebd2cfb8e1def0f0ba9a803b88a6d</meta:generator>
    <meta:document-statistic meta:object-count="60"/>
  </office:meta>
</office:document-meta>
</file>